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4a6c"/>
    </style:style>
    <style:style style:name="P2" style:family="paragraph" style:parent-style-name="Standard">
      <style:text-properties fo:font-weight="normal" officeooo:paragraph-rsid="00124a6c" style:font-weight-asian="normal" style:font-weight-complex="normal"/>
    </style:style>
    <style:style style:name="P3" style:family="paragraph" style:parent-style-name="Standard">
      <style:text-properties fo:font-weight="normal" officeooo:rsid="00124a6c" officeooo:paragraph-rsid="00124a6c" style:font-weight-asian="normal" style:font-weight-complex="normal"/>
    </style:style>
    <style:style style:name="T1" style:family="text">
      <style:text-properties officeooo:rsid="00124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si d'uso: User</text:p>
      <text:p text:style-name="Standard">• Signup</text:p>
      <text:p text:style-name="Standard">• Autenticazione</text:p>
      <text:p text:style-name="Standard">• Visualizzare il mio profilo</text:p>
      <text:p text:style-name="Standard">• Aggiornare il mio profilo</text:p>
      <text:p text:style-name="Standard"/>
      <text:p text:style-name="Standard">Casi d'uso: Project</text:p>
      <text:p text:style-name="Standard">• Creare un nuovo progetto</text:p>
      <text:p text:style-name="Standard">• Visualizzare i miei progetti</text:p>
      <text:p text:style-name="Standard">• Visualizzare i progetti condivisi con me</text:p>
      <text:p text:style-name="Standard">• Aggiornare i dati di un mio progetto</text:p>
      <text:p text:style-name="Standard">• Cancellare un mio progetto</text:p>
      <text:p text:style-name="Standard">• Condividere un mio progetto con un altro utente</text:p>
      <text:p text:style-name="Standard">• Aggiungere un tag ad un mio progetto (estensione)</text:p>
      <text:p text:style-name="Standard"/>
      <text:p text:style-name="Standard">Casi d'uso: Task</text:p>
      <text:p text:style-name="P1">•Aggiungere un nuovo Task a un mio pro<text:span text:style-name="T1">g</text:span>etto</text:p>
      <text:p text:style-name="Standard">•Aggiornare un Task di un mio progetto</text:p>
      <text:p text:style-name="Standard">•Cancellare un Task da un mio progetto</text:p>
      <text:p text:style-name="Standard">•Assegnare un Task di un mio progetto ad un utente che ha visibilità sul mio progetto</text:p>
      <text:p text:style-name="Standard">•Aggiungere un Tag ad un task di un mio progetto (estensione)</text:p>
      <text:p text:style-name="Standard">•Aggiungere un Commento ad un Task di un progetto su cui ho visibilità </text:p>
      <text:p text:style-name="Standard">(estensione)</text:p>
      <text:p text:style-name="Standard"/>
      <text:p text:style-name="P1">Casi d'uso: Ta<text:span text:style-name="T1">g(estensione)</text:span></text:p>
      <text:p text:style-name="P2">•<text:span text:style-name="T1">Modificare un Tag</text:span></text:p>
      <text:p text:style-name="P2">•<text:span text:style-name="T1">Cancellare un Tag</text:span></text:p>
      <text:p text:style-name="P2"/>
      <text:p text:style-name="P3">Estensioni ulteriori:</text:p>
      <text:p text:style-name="P3">•Grafica con Bootsrap</text:p>
      <text:p text:style-name="P3">•Login con Oauth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7:31:15.463000000</meta:creation-date>
    <dc:date>2020-06-18T17:39:00.646000000</dc:date>
    <meta:editing-duration>PT7M53S</meta:editing-duration>
    <meta:editing-cycles>1</meta:editing-cycles>
    <meta:document-statistic meta:table-count="0" meta:image-count="0" meta:object-count="0" meta:page-count="1" meta:paragraph-count="27" meta:word-count="151" meta:character-count="864" meta:non-whitespace-character-count="739"/>
    <meta:generator>LibreOffice/6.1.2.1$Windows_X86_64 LibreOffice_project/65905a128db06ba48db947242809d14d3f9a93fe</meta:generator>
  </office:meta>
</office:document-meta>
</file>